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git: {local-name: aruco_ros, <text:s text:c="19"/>uri: 'https://github.com/pal-robotics/aruco_ros.git', version: 'kinetic-devel'}</text:p>
      <text:p text:style-name="Preformatted_20_Text">- git: {local-name: gazebo_ros_pkgs, <text:s text:c="13"/>uri: 'https://github.com/pal-robotics-forks/gazebo_ros_pkgs.git', version: 'melodic-devel'}</text:p>
      <text:p text:style-name="Preformatted_20_Text">- git: {local-name: head_action, <text:s text:c="17"/>uri: 'https://github.com/pal-robotics/head_action.git', version: 'indigo-devel'}</text:p>
      <text:p text:style-name="Preformatted_20_Text">- git: {local-name: hey5_description, <text:s text:c="12"/>uri: 'https://github.com/pal-robotics/hey5_description.git', version: 'master'}</text:p>
      <text:p text:style-name="Preformatted_20_Text">- git: {local-name: pal_gazebo_plugins, <text:s text:c="10"/>uri: 'https://github.com/pal-robotics/pal_gazebo_plugins.git', version: 'melodic-devel'}</text:p>
      <text:p text:style-name="Preformatted_20_Text">- git: {local-name: pal_gazebo_worlds, <text:s text:c="11"/>uri: 'https://github.com/pal-robotics/pal_gazebo_worlds.git', version: 'kinetic-devel'}</text:p>
      <text:p text:style-name="Preformatted_20_Text">- git: {local-name: pal_gripper, <text:s text:c="17"/>uri: 'https://github.com/pal-robotics/pal_gripper.git', version: 'kinetic-devel'}</text:p>
      <text:p text:style-name="Preformatted_20_Text">- git: {local-name: pal_hardware_gazebo, <text:s text:c="9"/>uri: 'https://github.com/pal-robotics/pal_hardware_gazebo.git', version: 'melodic-devel'}</text:p>
      <text:p text:style-name="Preformatted_20_Text">- git: {local-name: pal_hardware_interfaces, <text:s text:c="5"/>uri: 'https://github.com/pal-robotics/pal_hardware_interfaces.git', version: 'indigo-devel'}</text:p>
      <text:p text:style-name="Preformatted_20_Text">- git: {local-name: pal_msgs, <text:s text:c="20"/>uri: 'https://github.com/pal-robotics/pal_msgs.git', version: 'indigo-devel'}</text:p>
      <text:p text:style-name="Preformatted_20_Text">- git: {local-name: pal_navigation_sm, <text:s text:c="11"/>uri: 'https://github.com/pal-robotics/pal_navigation_sm.git', version: 'master'}</text:p>
      <text:p text:style-name="Preformatted_20_Text">- git: {local-name: pal_python, <text:s text:c="18"/>uri: 'https://github.com/pal-robotics/pal_python.git', version: 'indigo-devel'}</text:p>
      <text:p text:style-name="Preformatted_20_Text">- git: {local-name: play_motion, <text:s text:c="17"/>uri: 'https://github.com/pal-robotics/play_motion.git', version: 'kinetic-devel'}</text:p>
      <text:p text:style-name="Preformatted_20_Text">- git: {local-name: pmb2_robot, <text:s text:c="18"/>uri: 'https://github.com/pal-robotics/pmb2_robot.git', version: 'kinetic-devel'}</text:p>
      <text:p text:style-name="Preformatted_20_Text">- git: {local-name: pmb2_simulation, <text:s text:c="13"/>uri: 'https://github.com/pal-robotics/pmb2_simulation.git', version: 'indigo-devel'}</text:p>
      <text:p text:style-name="Preformatted_20_Text">- git: {local-name: pmb2_navigation, <text:s text:c="13"/>uri: 'https://github.com/pal-robotics/pmb2_navigation', version: 'kinetic-devel'}</text:p>
      <text:p text:style-name="Preformatted_20_Text">- git: {local-name: ros_control, <text:s text:c="17"/>uri: 'https://github.com/pal-robotics-forks/ros_control.git', version: 'kinetic-devel'}</text:p>
      <text:p text:style-name="Preformatted_20_Text">- git: {local-name: ros_controllers, <text:s text:c="13"/>uri: 'https://github.com/pal-robotics-forks/ros_controllers.git', version: 'kinetic-devel'}</text:p>
      <text:p text:style-name="Preformatted_20_Text">- git: {local-name: rviz_plugin_covariance, <text:s text:c="6"/>uri: 'https://github.com/pal-robotics/rviz_plugin_covariance.git', version: 'indigo-devel'}</text:p>
      <text:p text:style-name="Preformatted_20_Text">- git: {local-name: simple_grasping_action, <text:s text:c="6"/>uri: 'https://github.com/pal-robotics/simple_grasping_action.git', version: 'master'}</text:p>
      <text:p text:style-name="Preformatted_20_Text">- git: {local-name: simple_models_robot, <text:s text:c="9"/>uri: 'https://github.com/pal-robotics/simple_models_robot.git', version: 'kinetic-devel'}</text:p>
      <text:p text:style-name="Preformatted_20_Text">- git: {local-name: tf_lookup, <text:s text:c="19"/>uri: 'https://github.com/pal-robotics/tf_lookup.git', version: 'master'}</text:p>
      <text:p text:style-name="Preformatted_20_Text">- git: {local-name: tiago_description_calibration,uri: 'https://github.com/pal-robotics/tiago_description_calibration.git', version: 'indigo-devel'}</text:p>
      <text:p text:style-name="Preformatted_20_Text">- git: {local-name: tiago_moveit_config, <text:s text:c="9"/>uri: 'https://github.com/pal-robotics/tiago_moveit_config.git', version: 'kinetic-devel'}</text:p>
      <text:p text:style-name="Preformatted_20_Text">- git: {local-name: tiago_navigation, <text:s text:c="12"/>uri: 'https://github.com/pal-robotics/tiago_navigation.git', version: 'kinetic-devel'}</text:p>
      <text:p text:style-name="Preformatted_20_Text">- git: {local-name: tiago_robot, <text:s text:c="17"/>uri: 'https://github.com/pal-robotics/tiago_robot.git', version: 'kinetic-devel'}</text:p>
      <text:p text:style-name="Preformatted_20_Text">- git: {local-name: tiago_simulation, <text:s text:c="12"/>uri: 'https://github.com/pal-robotics/tiago_simulation.git', version: 'kinetic-devel'}</text:p>
      <text:p text:style-name="Preformatted_20_Text">- git: {local-name: tiago_tutorials, <text:s text:c="13"/>uri: 'https://github.com/pal-robotics/tiago_tutorials.git', version: 'kinetic-devel'}</text:p>
      <text:p text:style-name="Preformatted_20_Text">- git: {local-name: pal_navigation_cfg_public, <text:s text:c="3"/>uri: 'https://github.com/pal-robotics/pal_navigation_cfg_public.git', version: 'master'}</text:p>
      <text:p text:style-name="Preformatted_20_Text">- git: {local-name: ddynamic_reconfigure_python, <text:s/>uri: 'https://github.com/pal-robotics/ddynamic_reconfigure_python', version: 'master'}</text:p>
      <text:p text:style-name="Preformatted_20_Text">- git: {local-name: dynamic_introspection, <text:s text:c="7"/>uri: 'https://github.com/pal-robotics/dynamic_introspection', version: 'kinetic-devel'}</text:p>
      <text:p text:style-name="Preformatted_20_Text">- git: {local-name: backward_ros, <text:s text:c="16"/>uri: 'https://github.com/pal-robotics/backward_ros', version: 'kinetic-devel'}</text:p>
      <text:p text:style-name="Preformatted_20_Text"><text:soft-page-break/>- git: {local-name: pal_statistics, <text:s text:c="14"/>uri: 'https://github.com/pal-robotics/pal_statistics', version: 'kinetic-devel'}</text:p>
      <text:p text:style-name="Preformatted_20_Text">- git: {local-name: robot_pose, <text:s text:c="18"/>uri: 'https://github.com/pal-robotics/robot_pose', version: 'kinetic-devel'}</text:p>
      <text:p text:style-name="Preformatted_20_Text">- git: {local-name: pal_wsg_gripper, <text:s text:c="13"/>uri: 'https://github.com/pal-robotics/pal_wsg_gripper', version: 'indigo-devel'}</text:p>
      <text:p text:style-name="Preformatted_20_Text">- git: {local-name: roboticsgroup_gazebo_plugins, uri: 'https://github.com/pal-robotics-forks/roboticsgroup_gazebo_plugins.git', version: 'kinetic-devel'}</text:p>
      <text:p text:style-name="Preformatted_20_Text">- git: {local-name: teleop_tools, <text:s text:c="16"/>uri: 'https://github.com/pal-robotics-forks/teleop_tools.git', version: 'kinetic-devel'}</text:p>
      <text:p text:style-name="Preformatted_20_Text">- git: {local-name: humanoid_msgs, <text:s text:c="15"/>uri: 'https://github.com/ahornung/humanoid_msgs.git', version: 'master'}</text:p>
      <text:p text:style-name="Preformatted_20_Text">- git: {local-name: slam_gmapping, <text:s text:c="15"/>uri: 'https://github.com/ros-perception/slam_gmapping.git', version: 'hydro-devel'}</text:p>
      <text:p text:style-name="Preformatted_20_Text">- git: {local-name: openslam_gmapping, <text:s text:c="11"/>uri: 'https://github.com/ros-perception/openslam_gmapping.git', version: 'master'}</text:p>
      <text:p text:style-name="Preformatted_20_Text">- git: {local-name: eband_local_planner, <text:s text:c="9"/>uri: 'https://github.com/pal-robotics-forks/eband_local_planner.git', version: 'melodic-devel'}</text:p>
      <text:p text:style-name="Preformatted_20_Text">- git: {local-name: navigation_layers, <text:s text:c="11"/>uri: 'https://github.com/DLu/navigation_layers.git', version: 'melodic'}</text:p>
      <text:p text:style-name="Preformatted_20_Text">- git: {local-name: custom_end_effector, <text:s text:c="9"/>uri: 'https://github.com/pal-robotics/custom_end_effector.git', version: 'master'}</text:p>
      <text:p text:style-name="Preformatted_20_Text">- git: {local-name: pal_robotiq_gripper, <text:s text:c="9"/>uri: 'https://github.com/pal-robotics/pal_robotiq_gripper.git', version: 'master'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3:47:59.173605818</meta:creation-date>
    <dc:date>2022-04-25T13:49:42.164435929</dc:date>
    <meta:editing-duration>PT1M43S</meta:editing-duration>
    <meta:editing-cycles>1</meta:editing-cycles>
    <meta:document-statistic meta:table-count="0" meta:image-count="0" meta:object-count="0" meta:page-count="2" meta:paragraph-count="44" meta:word-count="351" meta:character-count="5903" meta:non-whitespace-character-count="5073"/>
    <meta:generator>LibreOffice/6.0.7.3$Linux_X86_64 LibreOffice_project/00m0$Build-3</meta:generator>
  </office:meta>
</office:document-meta>
</file>